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officeooo:paragraph-rsid="0008290a"/>
    </style:style>
    <style:style style:name="T1" style:family="text">
      <style:text-properties officeooo:rsid="0008290a"/>
    </style:style>
    <style:style style:name="T2" style:family="text">
      <style:text-properties fo:font-style="italic" officeooo:rsid="0008290a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<text:span text:style-name="Strong_20_Emphasis">IES Joan Ramis i Ramis</text:span><text:line-break/>Carrer de les Illes, 1<text:line-break/>Polígon Industrial de Maó<text:line-break/>MENORCA</text:p>
      <text:p text:style-name="Text_20_body"><text:span text:style-name="Strong_20_Emphasis">Xerox Menorca</text:span><text:line-break/>Carrer de l'Indústria, 5<text:line-break/>Polígon Industrial de Maó<text:line-break/>MENORCA</text:p>
      <text:p text:style-name="Text_20_body"><text:span text:style-name="Strong_20_Emphasis">Senyor,</text:span></text:p>
      <text:p text:style-name="Text_20_body">Ens dirigim a vostès per confirmar la nostra comanda de 2 equips Multifunció, tal com vam acordar en la nostra reunió prèvia. Estam interessats en adquirir els models següents:</text:p>
      <text:list text:style-name="L1">
        <text:list-item>
          <text:p text:style-name="P2">Model Multifunció X123</text:p>
        </text:list-item>
        <text:list-item>
          <text:p text:style-name="P1">Model Multifunció X456</text:p>
        </text:list-item>
      </text:list>
      <text:p text:style-name="Text_20_body">Estem convençuts que aquests dispositius milloraran considerablement la nostra capacitat operativa a l'IES Joan Ramis i Ramis i estem a l'espera de la seva entrega en el termini establert.</text:p>
      <text:p text:style-name="Text_20_body">Mentre esperam la recepció de la nostra comanda, els saludem ben atentament.</text:p>
      <text:p text:style-name="P3"><text:span text:style-name="Strong_20_Emphasis"><text:span text:style-name="T2">RAQUEL</text:span></text:span></text:p>
      <text:p text:style-name="Text_20_body"><text:span text:style-name="Strong_20_Emphasis"><text:span text:style-name="T1">Raquel Taltavull</text:span></text:span><text:line-break/>Director<text:span text:style-name="T1">a </text:span><text:s/>de l'IES Joan Ramis i Ramis<text:line-break/>Maó, 22 de novembre de 2024</text:p>
      <text:p text:style-name="Text_20_body">PD: Agraïm la seva atenció i el suport proporcionat durant el procés de selecció dels equip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2:20:26.339423036</meta:creation-date>
    <dc:date>2024-11-22T12:30:50.307806138</dc:date>
    <meta:editing-duration>PT10M25S</meta:editing-duration>
    <meta:editing-cycles>1</meta:editing-cycles>
    <meta:document-statistic meta:table-count="0" meta:image-count="0" meta:object-count="0" meta:page-count="1" meta:paragraph-count="11" meta:word-count="137" meta:character-count="826" meta:non-whitespace-character-count="701"/>
    <meta:generator>LibreOffice/24.2.6.2$Linux_X86_64 LibreOffice_project/420$Build-2</meta:generator>
  </office:meta>
</office:document-meta>
</file>